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28af8" officeooo:paragraph-rsid="00028af8"/>
    </style:style>
    <style:style style:name="P2" style:family="paragraph" style:parent-style-name="Text_20_body">
      <style:text-properties officeooo:rsid="0004716f" officeooo:paragraph-rsid="0004716f"/>
    </style:style>
    <style:style style:name="P3" style:family="paragraph" style:parent-style-name="Text_20_body">
      <style:text-properties officeooo:rsid="00061874" officeooo:paragraph-rsid="00061874"/>
    </style:style>
    <style:style style:name="P4" style:family="paragraph" style:parent-style-name="Text_20_body">
      <style:text-properties officeooo:rsid="00067df8" officeooo:paragraph-rsid="00067df8"/>
    </style:style>
    <style:style style:name="P5" style:family="paragraph" style:parent-style-name="Text_20_body">
      <style:text-properties officeooo:rsid="0008195a" officeooo:paragraph-rsid="0008195a"/>
    </style:style>
    <style:style style:name="P6" style:family="paragraph" style:parent-style-name="Text_20_body">
      <style:text-properties fo:font-style="normal" officeooo:rsid="000b70e3" officeooo:paragraph-rsid="000b70e3" style:font-style-asian="normal" style:font-style-complex="normal"/>
    </style:style>
    <style:style style:name="P7" style:family="paragraph" style:parent-style-name="Text_20_body">
      <style:text-properties fo:font-style="normal" officeooo:rsid="000caceb" officeooo:paragraph-rsid="000caceb" style:font-style-asian="normal" style:font-style-complex="normal"/>
    </style:style>
    <style:style style:name="P8" style:family="paragraph" style:parent-style-name="Text_20_body">
      <style:text-properties fo:font-style="normal" officeooo:rsid="001016d6" officeooo:paragraph-rsid="0012a7a8" style:font-style-asian="normal" style:font-style-complex="normal"/>
    </style:style>
    <style:style style:name="P9" style:family="paragraph" style:parent-style-name="Text_20_body">
      <style:text-properties fo:font-style="normal" officeooo:rsid="001408a9" officeooo:paragraph-rsid="001408a9" style:font-style-asian="normal" style:font-style-complex="normal"/>
    </style:style>
    <style:style style:name="P10" style:family="paragraph" style:parent-style-name="Text_20_body">
      <style:text-properties fo:font-style="normal" officeooo:rsid="00152a5a" officeooo:paragraph-rsid="00152a5a" style:font-style-asian="normal" style:font-style-complex="normal"/>
    </style:style>
    <style:style style:name="P11" style:family="paragraph" style:parent-style-name="Text_20_body" style:list-style-name="L1">
      <style:text-properties fo:font-style="normal" officeooo:rsid="00152a5a" officeooo:paragraph-rsid="00152a5a" style:font-style-asian="normal" style:font-style-complex="normal"/>
    </style:style>
    <style:style style:name="P12" style:family="paragraph" style:parent-style-name="Text_20_body">
      <style:text-properties fo:font-style="normal" officeooo:rsid="0018acec" officeooo:paragraph-rsid="0018acec" style:font-style-asian="normal" style:font-style-complex="normal"/>
    </style:style>
    <style:style style:name="P13" style:family="paragraph" style:parent-style-name="Text_20_body">
      <style:text-properties fo:font-style="normal" officeooo:rsid="001ad797" officeooo:paragraph-rsid="001ad797" style:font-style-asian="normal" style:font-style-complex="normal"/>
    </style:style>
    <style:style style:name="P14" style:family="paragraph" style:parent-style-name="Text_20_body">
      <style:text-properties fo:font-style="normal" officeooo:rsid="001ad797" officeooo:paragraph-rsid="001f9176" style:font-style-asian="normal" style:font-style-complex="normal"/>
    </style:style>
    <style:style style:name="P15" style:family="paragraph" style:parent-style-name="Text_20_body">
      <style:text-properties fo:font-style="normal" officeooo:rsid="001f9176" officeooo:paragraph-rsid="001f9176" style:font-style-asian="normal" style:font-style-complex="normal"/>
    </style:style>
    <style:style style:name="P16" style:family="paragraph" style:parent-style-name="Text_20_body">
      <style:text-properties fo:font-style="normal" officeooo:rsid="002359c6" officeooo:paragraph-rsid="002359c6" style:font-style-asian="normal" style:font-style-complex="normal"/>
    </style:style>
    <style:style style:name="P17" style:family="paragraph" style:parent-style-name="Text_20_body">
      <style:text-properties fo:font-style="normal" officeooo:rsid="00290cea" officeooo:paragraph-rsid="00290cea" style:font-style-asian="normal" style:font-style-complex="normal"/>
    </style:style>
    <style:style style:name="P18" style:family="paragraph" style:parent-style-name="Text_20_body" style:list-style-name="L3">
      <style:text-properties fo:font-style="normal" officeooo:rsid="00290cea" officeooo:paragraph-rsid="00290cea" style:font-style-asian="normal" style:font-style-complex="normal"/>
    </style:style>
    <style:style style:name="P19" style:family="paragraph" style:parent-style-name="Text_20_body">
      <style:text-properties fo:font-style="normal" officeooo:rsid="002cafa7" officeooo:paragraph-rsid="002dbca3" style:font-style-asian="normal" style:font-style-complex="normal"/>
    </style:style>
    <style:style style:name="P20" style:family="paragraph" style:parent-style-name="Text_20_body">
      <style:text-properties fo:font-style="normal" officeooo:rsid="002fb20e" officeooo:paragraph-rsid="002fb20e" style:font-style-asian="normal" style:font-style-complex="normal"/>
    </style:style>
    <style:style style:name="P21" style:family="paragraph" style:parent-style-name="Text_20_body">
      <style:text-properties fo:font-style="normal" officeooo:rsid="003140f1" officeooo:paragraph-rsid="003140f1" style:font-style-asian="normal" style:font-style-complex="normal"/>
    </style:style>
    <style:style style:name="P22" style:family="paragraph" style:parent-style-name="Text_20_body">
      <style:text-properties fo:font-style="normal" officeooo:rsid="0038058c" officeooo:paragraph-rsid="0038058c" style:font-style-asian="normal" style:font-style-complex="normal"/>
    </style:style>
    <style:style style:name="P23" style:family="paragraph" style:parent-style-name="Text_20_body">
      <style:text-properties officeooo:rsid="001a61db" officeooo:paragraph-rsid="001a61db"/>
    </style:style>
    <style:style style:name="P24" style:family="paragraph" style:parent-style-name="Text_20_body">
      <style:text-properties officeooo:paragraph-rsid="00393ac5"/>
    </style:style>
    <style:style style:name="P25" style:family="paragraph" style:parent-style-name="Text_20_body">
      <style:text-properties officeooo:rsid="003c1bc5" officeooo:paragraph-rsid="003c1bc5"/>
    </style:style>
    <style:style style:name="P26" style:family="paragraph" style:parent-style-name="Text_20_body" style:list-style-name="L4">
      <style:text-properties officeooo:rsid="003c1bc5" officeooo:paragraph-rsid="003c1bc5"/>
    </style:style>
    <style:style style:name="P27" style:family="paragraph" style:parent-style-name="Text_20_body" style:list-style-name="L4">
      <style:text-properties officeooo:paragraph-rsid="00393ac5"/>
    </style:style>
    <style:style style:name="P28" style:family="paragraph" style:parent-style-name="Text_20_body" style:list-style-name="L4">
      <style:text-properties officeooo:paragraph-rsid="003c1bc5"/>
    </style:style>
    <style:style style:name="P29" style:family="paragraph" style:parent-style-name="Text_20_body" style:list-style-name="L4">
      <style:text-properties officeooo:rsid="003dc856" officeooo:paragraph-rsid="003dc856"/>
    </style:style>
    <style:style style:name="P30" style:family="paragraph" style:parent-style-name="Title">
      <style:text-properties officeooo:rsid="00028af8" officeooo:paragraph-rsid="00028af8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italic" style:text-underline-style="none" officeooo:rsid="000a086c" style:font-style-asian="italic" style:font-style-complex="italic"/>
    </style:style>
    <style:style style:name="T3" style:family="text">
      <style:text-properties fo:font-style="italic" style:text-underline-style="none" officeooo:rsid="000a4370" style:font-style-asian="italic" style:font-style-complex="italic"/>
    </style:style>
    <style:style style:name="T4" style:family="text">
      <style:text-properties fo:font-style="italic" style:text-underline-style="none" officeooo:rsid="000b70e3" style:font-style-asian="italic" style:font-style-complex="italic"/>
    </style:style>
    <style:style style:name="T5" style:family="text">
      <style:text-properties fo:font-style="italic" style:text-underline-style="none" officeooo:rsid="000b96eb" style:font-style-asian="italic" style:font-style-complex="italic"/>
    </style:style>
    <style:style style:name="T6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207df7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23b5e5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240e04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25d1bc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278795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2dbca3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31700d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322636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33a585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348426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359dc6" style:font-style-asian="italic" style:font-weight-asian="normal" style:font-style-complex="italic" style:font-weight-complex="normal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0b96eb"/>
    </style:style>
    <style:style style:name="T21" style:family="text">
      <style:text-properties style:text-underline-style="none" officeooo:rsid="000d78a3"/>
    </style:style>
    <style:style style:name="T22" style:family="text">
      <style:text-properties style:text-underline-style="none" officeooo:rsid="000e0d62"/>
    </style:style>
    <style:style style:name="T23" style:family="text">
      <style:text-properties style:text-underline-style="none" officeooo:rsid="000ee082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style:text-underline-style="none" fo:font-weight="normal" officeooo:rsid="0014c151" style:font-weight-asian="normal" style:font-weight-complex="normal"/>
    </style:style>
    <style:style style:name="T26" style:family="text">
      <style:text-properties style:text-underline-style="none" fo:font-weight="normal" officeooo:rsid="0015c081" style:font-weight-asian="normal" style:font-weight-complex="normal"/>
    </style:style>
    <style:style style:name="T27" style:family="text">
      <style:text-properties style:text-underline-style="none" fo:font-weight="normal" officeooo:rsid="0016ea07" style:font-weight-asian="normal" style:font-weight-complex="normal"/>
    </style:style>
    <style:style style:name="T28" style:family="text">
      <style:text-properties style:text-underline-style="none" fo:font-weight="normal" officeooo:rsid="001e2c9d" style:font-weight-asian="normal" style:font-weight-complex="normal"/>
    </style:style>
    <style:style style:name="T29" style:family="text">
      <style:text-properties style:text-underline-style="none" fo:font-weight="normal" officeooo:rsid="001ed923" style:font-weight-asian="normal" style:font-weight-complex="normal"/>
    </style:style>
    <style:style style:name="T30" style:family="text">
      <style:text-properties style:text-underline-style="none" fo:font-weight="normal" officeooo:rsid="001f00b5" style:font-weight-asian="normal" style:font-weight-complex="normal"/>
    </style:style>
    <style:style style:name="T31" style:family="text">
      <style:text-properties style:text-underline-style="none" fo:font-weight="normal" officeooo:rsid="00207df7" style:font-weight-asian="normal" style:font-weight-complex="normal"/>
    </style:style>
    <style:style style:name="T32" style:family="text">
      <style:text-properties style:text-underline-style="none" fo:font-weight="normal" officeooo:rsid="00220e62" style:font-weight-asian="normal" style:font-weight-complex="normal"/>
    </style:style>
    <style:style style:name="T33" style:family="text">
      <style:text-properties style:text-underline-style="none" fo:font-weight="normal" officeooo:rsid="0023b5e5" style:font-weight-asian="normal" style:font-weight-complex="normal"/>
    </style:style>
    <style:style style:name="T34" style:family="text">
      <style:text-properties style:text-underline-style="none" fo:font-weight="normal" officeooo:rsid="00240e04" style:font-weight-asian="normal" style:font-weight-complex="normal"/>
    </style:style>
    <style:style style:name="T35" style:family="text">
      <style:text-properties style:text-underline-style="none" fo:font-weight="normal" officeooo:rsid="0025d1bc" style:font-weight-asian="normal" style:font-weight-complex="normal"/>
    </style:style>
    <style:style style:name="T36" style:family="text">
      <style:text-properties style:text-underline-style="none" fo:font-weight="normal" officeooo:rsid="0025d6c0" style:font-weight-asian="normal" style:font-weight-complex="normal"/>
    </style:style>
    <style:style style:name="T37" style:family="text">
      <style:text-properties style:text-underline-style="none" fo:font-weight="normal" officeooo:rsid="00278795" style:font-weight-asian="normal" style:font-weight-complex="normal"/>
    </style:style>
    <style:style style:name="T38" style:family="text">
      <style:text-properties style:text-underline-style="none" fo:font-weight="normal" officeooo:rsid="0028bb42" style:font-weight-asian="normal" style:font-weight-complex="normal"/>
    </style:style>
    <style:style style:name="T39" style:family="text">
      <style:text-properties style:text-underline-style="none" fo:font-weight="normal" officeooo:rsid="0029f207" style:font-weight-asian="normal" style:font-weight-complex="normal"/>
    </style:style>
    <style:style style:name="T40" style:family="text">
      <style:text-properties style:text-underline-style="none" fo:font-weight="normal" officeooo:rsid="002a8e5b" style:font-weight-asian="normal" style:font-weight-complex="normal"/>
    </style:style>
    <style:style style:name="T41" style:family="text">
      <style:text-properties style:text-underline-style="none" fo:font-weight="normal" officeooo:rsid="002c809a" style:font-weight-asian="normal" style:font-weight-complex="normal"/>
    </style:style>
    <style:style style:name="T42" style:family="text">
      <style:text-properties style:text-underline-style="none" fo:font-weight="normal" officeooo:rsid="002dbca3" style:font-weight-asian="normal" style:font-weight-complex="normal"/>
    </style:style>
    <style:style style:name="T43" style:family="text">
      <style:text-properties style:text-underline-style="none" fo:font-weight="normal" officeooo:rsid="0031700d" style:font-weight-asian="normal" style:font-weight-complex="normal"/>
    </style:style>
    <style:style style:name="T44" style:family="text">
      <style:text-properties style:text-underline-style="none" fo:font-weight="normal" officeooo:rsid="00322636" style:font-weight-asian="normal" style:font-weight-complex="normal"/>
    </style:style>
    <style:style style:name="T45" style:family="text">
      <style:text-properties style:text-underline-style="none" fo:font-weight="normal" officeooo:rsid="0033a585" style:font-weight-asian="normal" style:font-weight-complex="normal"/>
    </style:style>
    <style:style style:name="T46" style:family="text">
      <style:text-properties style:text-underline-style="none" officeooo:rsid="0012a7a8"/>
    </style:style>
    <style:style style:name="T47" style:family="text">
      <style:text-properties fo:font-style="normal" style:text-underline-style="none" style:font-style-asian="normal" style:font-style-complex="normal"/>
    </style:style>
    <style:style style:name="T48" style:family="text">
      <style:text-properties fo:font-style="normal" style:text-underline-style="none" officeooo:rsid="0005f5f5" style:font-style-asian="normal" style:font-style-complex="normal"/>
    </style:style>
    <style:style style:name="T49" style:family="text">
      <style:text-properties fo:font-style="normal" style:text-underline-style="none" officeooo:rsid="0005f74d" style:font-style-asian="normal" style:font-style-complex="normal"/>
    </style:style>
    <style:style style:name="T50" style:family="text">
      <style:text-properties fo:font-style="normal" style:text-underline-style="none" officeooo:rsid="000a086c" style:font-style-asian="normal" style:font-style-complex="normal"/>
    </style:style>
    <style:style style:name="T51" style:family="text">
      <style:text-properties fo:font-style="normal" style:text-underline-style="none" officeooo:rsid="000a4370" style:font-style-asian="normal" style:font-style-complex="normal"/>
    </style:style>
    <style:style style:name="T52" style:family="text">
      <style:text-properties fo:font-style="normal" style:text-underline-style="none" officeooo:rsid="000b70e3" style:font-style-asian="normal" style:font-style-complex="normal"/>
    </style:style>
    <style:style style:name="T53" style:family="text">
      <style:text-properties fo:font-style="normal" style:text-underline-style="none" officeooo:rsid="001cd397" style:font-style-asian="normal" style:font-style-complex="normal"/>
    </style:style>
    <style:style style:name="T5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393ac5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3b1a64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3c1bc5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bold" officeooo:rsid="00393ac5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Virtualization</text:p>
      <text:p text:style-name="P1">Abstraction: The process</text:p>
      <text:p text:style-name="P23">4.0</text:p>
      <text:p text:style-name="P2">One of the fundamental abstractions that the OS enables for the users is the <text:span text:style-name="T1">process</text:span><text:span text:style-name="T47">, </text:span><text:span text:style-name="T48">basically a running program.</text:span><text:span text:style-name="T49"> A typical system will run hundereds of processes at the same time.</text:span></text:p>
      <text:p text:style-name="P3"><text:span text:style-name="T49">P</text:span><text:span text:style-name="T47">roblem: Ho do we provide the illusion of many CPUs?</text:span></text:p>
      <text:p text:style-name="P4"><text:span text:style-name="T47">The OS creates an illusion by viritualizing the CPU (e.g. only 1 physical) and running a process, stopping it and running another and so on. This basic technique is called </text:span><text:span text:style-name="T6">time sharing</text:span><text:span text:style-name="T1"> </text:span><text:span text:style-name="T47">and thus, a users can run as many concurrent processes as they would like. </text:span></text:p>
      <text:p text:style-name="P23"><text:span text:style-name="T47">4.1 </text:span><text:span text:style-name="T53">Abstraction – A process</text:span></text:p>
      <text:p text:style-name="P5"><text:span text:style-name="T47">Viritualization is implemented with high level machinery called </text:span><text:span text:style-name="T1">mechanisms</text:span><text:span text:style-name="T47"> and some high level intelligence called </text:span><text:span text:style-name="T1">policies</text:span><text:span text:style-name="T47">. </text:span><text:span text:style-name="T50">An examples of a </text:span><text:span text:style-name="T3">time-sharing</text:span><text:span text:style-name="T51"> </text:span><text:span text:style-name="T2">mechanism</text:span><text:span text:style-name="T50"> used in all modern PCs is the </text:span><text:span text:style-name="T2">context switch</text:span><text:span text:style-name="T50">, which gives the ability to stop one process and start another. </text:span><text:span text:style-name="T51">Policies are algoriths for making some decision within the OS. </text:span><text:span text:style-name="T52">An example of a policy is the one determining which program to run, a </text:span><text:span text:style-name="T4">scheduling policy. </text:span></text:p>
      <text:p text:style-name="P6"><text:span text:style-name="T19">To understand what a process constitutes of, we need to understand its </text:span><text:span text:style-name="T1">machine state</text:span><text:span text:style-name="T19">. </text:span><text:span text:style-name="T20">The memory of a process is called its </text:span><text:span text:style-name="T5">address space</text:span><text:span text:style-name="T20">. </text:span></text:p>
      <text:p text:style-name="P7"><text:span text:style-name="T20">A</text:span><text:span text:style-name="T19">n important part of the machine state of a process is the registers. Important registers is the </text:span><text:span text:style-name="T1">program counter (PC)</text:span><text:span text:style-name="T19">, sometimes called the </text:span><text:span text:style-name="T1">instruction pointer (IP), stack pointer </text:span><text:span text:style-name="T19">and </text:span><text:span text:style-name="T1">frame pointer</text:span><text:span text:style-name="T19">. </text:span><text:span text:style-name="T21">The instruction pointer tells us which instruction of the program that is currently executin</text:span><text:span text:style-name="T22">g. The stack pointer and the fram pointer are used to manage the stack. </text:span><text:span text:style-name="T23">Programs ooften access persistent storage devices, such I/O information might include a list of the files the process currently has opened. </text:span></text:p>
      <text:p text:style-name="P8"><text:span text:style-name="T23">I</text:span><text:span text:style-name="T19">mportant takeaway</text:span><text:span text:style-name="T46">s:</text:span><text:span text:style-name="T19"> </text:span></text:p>
      <text:p text:style-name="P8"><text:span text:style-name="T6">space sharing </text:span><text:span text:style-name="T24">is the couter part of time sharing where a resource is divided (in space), e.g. a block assigned to a file. Normally, the block won’t be used by another block until the file is deleted. </text:span></text:p>
      <text:p text:style-name="P9"><text:span text:style-name="T24">To maintain </text:span><text:span text:style-name="T6">modularity, </text:span><text:span text:style-name="T24">mechanisms and policies are separated from each other. Then, a policy change can be made without having to reform the mechanisms. </text:span><text:span text:style-name="T25">Modularity is a general software design and is particular important while designing and bulding operating systems. </text:span></text:p>
      <text:p text:style-name="P12"><text:span text:style-name="T25">4.</text:span><text:span text:style-name="T24">2 </text:span><text:span text:style-name="T28">Process API</text:span></text:p>
      <text:p text:style-name="P10"><text:span text:style-name="T25">I</text:span><text:span text:style-name="T24">n any modern operating system, an interface (process API) including the following must exist: </text:span></text:p>
      <text:list xml:id="list1130122402" text:style-name="L1">
        <text:list-item>
          <text:p text:style-name="P11"><text:span text:style-name="T24">Create (To create new processes) </text:span></text:p>
        </text:list-item>
        <text:list-item>
          <text:p text:style-name="P11"><text:span text:style-name="T24">Destroy (To halt, killl or destroy processes)</text:span></text:p>
        </text:list-item>
        <text:list-item>
          <text:p text:style-name="P11"><text:span text:style-name="T24">Wait (To wait for a process to stop running)</text:span></text:p>
        </text:list-item>
        <text:list-item>
          <text:p text:style-name="P11"><text:span text:style-name="T24">Miscellaneous Control </text:span><text:span text:style-name="T26">(Other than kill or wait, method to suspend and resume the process)</text:span></text:p>
        </text:list-item>
        <text:list-item>
          <text:p text:style-name="P11"><text:soft-page-break/><text:span text:style-name="T24">Status </text:span><text:span text:style-name="T27">(To get some information about a process)</text:span></text:p>
        </text:list-item>
      </text:list>
      <text:p text:style-name="P14"><text:span text:style-name="T27">4.</text:span><text:span text:style-name="T24">3 </text:span><text:span text:style-name="T29">Process Creation: A Little More Detail</text:span></text:p>
      <text:p text:style-name="P14"><text:span text:style-name="T29">L</text:span><text:span text:style-name="T30">oad its code and static data into memory (into the address space of the process). </text:span><text:span text:style-name="T32">Usually from disk to memory. </text:span></text:p>
      <text:p text:style-name="P15"><text:span text:style-name="T24">Early and simple OS the loading process of a program is done </text:span><text:span text:style-name="T7">eagerly</text:span><text:span text:style-name="T24"> (all at once before), but in modern OS perform the loading process </text:span><text:span text:style-name="T7">lazily</text:span><text:span text:style-name="T24"> (loading data only as it is needed). </text:span><text:span text:style-name="T31">Lazy loading is built upon the mahinery of </text:span><text:span text:style-name="T8">paging </text:span><text:span text:style-name="T31">and </text:span><text:span text:style-name="T8">swapping</text:span><text:span text:style-name="T31">. </text:span></text:p>
      <text:p text:style-name="P15"><text:span text:style-name="T31"/></text:p>
      <text:p text:style-name="P16"><text:span text:style-name="T31">B</text:span><text:span text:style-name="T24">efore running the process, the OS must allocate memory for the program’s run-time stack, often just </text:span><text:span text:style-name="T7">stack</text:span><text:span text:style-name="T24">. </text:span><text:span text:style-name="T33">C programs uses the stack for local variables, function paramters, return addresses etc. The OS may also allocate some memory for the </text:span><text:span text:style-name="T9">heap. </text:span><text:span text:style-name="T33">In C, a </text:span><text:span text:style-name="T9">heap </text:span><text:span text:style-name="T33">is an area used for explicitly requested dynamically-allocated data. The heap is needed for data structures such as linked lists, hash tables, trees and more. </text:span><text:span text:style-name="T34">OS will do other initalization tasks, particularly as related to <text:s/></text:span><text:span text:style-name="T10">input/output (I/O)</text:span><text:span text:style-name="T34">. </text:span><text:span text:style-name="T35">In Unix systems, a process has three open </text:span><text:span text:style-name="T11">file descriptors</text:span><text:span text:style-name="T35"> (input, output and error). </text:span><text:span text:style-name="T36">These descriptors let the program easily read input from the terminal and print output to the screen. </text:span><text:span text:style-name="T37">When all the above is fulfilled, the process will jump to the main() </text:span><text:span text:style-name="T12">routine, </text:span><text:span text:style-name="T37">and OOS will transfer control of the CPU to the newly-created process, </text:span><text:span text:style-name="T38">program begins its execution. </text:span></text:p>
      <text:p text:style-name="P17"><text:span text:style-name="T38">4.</text:span><text:span text:style-name="T24">4 Process states (see diagram)</text:span></text:p>
      <text:list xml:id="list4114217651" text:style-name="L3">
        <text:list-item>
          <text:p text:style-name="P18"><text:span text:style-name="T24">Running </text:span><text:span text:style-name="T39">(Executing instructions</text:span><text:span text:style-name="T41">)</text:span></text:p>
        </text:list-item>
        <text:list-item>
          <text:p text:style-name="P18"><text:span text:style-name="T24">Ready </text:span><text:span text:style-name="T40">(Ready to run but not yet chosen by the OS)</text:span></text:p>
        </text:list-item>
        <text:list-item>
          <text:p text:style-name="P18"><text:span text:style-name="T24">Blocked </text:span><text:span text:style-name="T41">(Blcoked, not ready to run until some other event takes place e.g. I/O operations</text:span></text:p>
        </text:list-item>
      </text:list>
      <text:p text:style-name="P19"><text:span text:style-name="T41">I</text:span><text:span text:style-name="T24">f a process is moved from the state Running to Ready, the process has been </text:span><text:span text:style-name="T7">descheduled</text:span><text:span text:style-name="T24">.</text:span></text:p>
      <text:p text:style-name="P19"><text:span text:style-name="T42">What processes to run in what situations are detemined by the OS </text:span><text:span text:style-name="T13">scheduler</text:span><text:span text:style-name="T42">. </text:span></text:p>
      <text:p text:style-name="P20"><text:span text:style-name="T42">4.</text:span><text:span text:style-name="T24">5 Data Structures</text:span></text:p>
      <text:p text:style-name="P21"><text:span text:style-name="T24">The OS must keep track of blocked, running and read processes. This is done in a </text:span><text:span text:style-name="T7">process list</text:span><text:span text:style-name="T24">. </text:span><text:span text:style-name="T43">For a <text:s/>stopped process, there is a </text:span><text:span text:style-name="T14">register context </text:span><text:span text:style-name="T43">holding its the contents of its registers. </text:span><text:span text:style-name="T44">This is used when the OS is swtiching between processes, called </text:span><text:span text:style-name="T15">context switch</text:span><text:span text:style-name="T44">. </text:span><text:span text:style-name="T45">Additional process states that an OS can have is </text:span><text:span text:style-name="T16">initial state </text:span><text:span text:style-name="T17">(creation state) </text:span><text:span text:style-name="T45">and </text:span><text:span text:style-name="T16">final state (in Unix, zombie state </text:span><text:span text:style-name="T18">[exited but not cleaned up]</text:span><text:span text:style-name="T16">)</text:span><text:span text:style-name="T45">. </text:span></text:p>
      <text:p text:style-name="P22"><text:span text:style-name="T45">O</text:span><text:span text:style-name="T24">S has some very important data structure, the first one is the </text:span><text:span text:style-name="T7">process list</text:span><text:span text:style-name="T24">, also called </text:span><text:span text:style-name="T7">task list</text:span><text:span text:style-name="T24">. The individual structure which stores information about a process is called </text:span><text:span text:style-name="T7">Process Control Block (PCB), </text:span><text:span text:style-name="T24">this kind of structure is sometimes called a </text:span><text:span text:style-name="T7">process descriptor</text:span><text:span text:style-name="T24">. </text:span></text:p>
      <text:p text:style-name="P24"><text:span text:style-name="T58">Summary</text:span><text:span text:style-name="T55"> </text:span></text:p>
      <text:list xml:id="list2939828970" text:style-name="L4">
        <text:list-item>
          <text:p text:style-name="P27"><text:span text:style-name="T55">Process: address space, instruction pointer, stack pointer, frame pointer, </text:span><text:span text:style-name="T56">I/O info, register content</text:span></text:p>
        </text:list-item>
        <text:list-item>
          <text:p text:style-name="P28"><text:span text:style-name="T56">P</text:span><text:span text:style-name="T57">rocess API (create, destroy, wait etc)</text:span></text:p>
        </text:list-item>
        <text:list-item>
          <text:p text:style-name="P26"><text:span text:style-name="T54">Process states (running, ready, blocked)</text:span></text:p>
        </text:list-item>
        <text:list-item>
          <text:p text:style-name="P29"><text:soft-page-break/><text:span text:style-name="T54">Process list or a process descriptor, entries in the list are called prrocess control block (PCB)</text:span></text:p>
        </text:list-item>
      </text:list>
      <text:p text:style-name="P25"><text:span text:style-name="T54"/></text:p>
      <text:p text:style-name="P13"><text:span text:style-name="T2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8:58:37.694726580</meta:creation-date>
    <dc:date>2020-11-05T22:44:02.752142789</dc:date>
    <meta:editing-duration>PT3H44M52S</meta:editing-duration>
    <meta:editing-cycles>62</meta:editing-cycles>
    <meta:generator>LibreOffice/6.4.6.2$Linux_X86_64 LibreOffice_project/40$Build-2</meta:generator>
    <meta:document-statistic meta:table-count="0" meta:image-count="0" meta:object-count="0" meta:page-count="3" meta:paragraph-count="38" meta:word-count="853" meta:character-count="5131" meta:non-whitespace-character-count="4309"/>
  </office:meta>
</office:document-meta>
</file>